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afc33"/>
    </style:style>
    <style:style style:name="P2" style:family="paragraph" style:parent-style-name="Standard">
      <style:paragraph-properties fo:text-align="center" style:justify-single-word="false"/>
      <style:text-properties officeooo:rsid="000bb8aa" officeooo:paragraph-rsid="000bb8aa"/>
    </style:style>
    <style:style style:name="P3" style:family="paragraph" style:parent-style-name="Standard">
      <style:text-properties officeooo:rsid="000c1288" officeooo:paragraph-rsid="000c1288"/>
    </style:style>
    <style:style style:name="P4" style:family="paragraph" style:parent-style-name="Standard">
      <style:text-properties fo:color="#cc0000" officeooo:rsid="0012f604" officeooo:paragraph-rsid="0012f604"/>
    </style:style>
    <style:style style:name="P5" style:family="paragraph" style:parent-style-name="Standard">
      <style:text-properties officeooo:paragraph-rsid="00145c11"/>
    </style:style>
    <style:style style:name="P6" style:family="paragraph" style:parent-style-name="Standard">
      <style:text-properties fo:color="#000000" fo:font-weight="bold" officeooo:rsid="0016ad62" officeooo:paragraph-rsid="0016ad62" style:font-weight-asian="bold" style:font-weight-complex="bold"/>
    </style:style>
    <style:style style:name="P7" style:family="paragraph" style:parent-style-name="Standard">
      <style:text-properties fo:color="#000000" fo:font-weight="normal" officeooo:rsid="0017b930" officeooo:paragraph-rsid="0017b930" style:font-weight-asian="normal" style:font-weight-complex="normal"/>
    </style:style>
    <style:style style:name="P8" style:family="paragraph" style:parent-style-name="Standard">
      <style:text-properties fo:font-weight="normal" officeooo:rsid="000afc33" officeooo:paragraph-rsid="000afc33" style:font-weight-asian="normal" style:font-weight-complex="normal"/>
    </style:style>
    <style:style style:name="P9" style:family="paragraph" style:parent-style-name="Standard">
      <style:text-properties fo:font-weight="normal" officeooo:rsid="000c1288" officeooo:paragraph-rsid="000d481f" style:font-weight-asian="normal" style:font-weight-complex="normal"/>
    </style:style>
    <style:style style:name="P10" style:family="paragraph" style:parent-style-name="Standard">
      <style:text-properties fo:font-weight="normal" officeooo:paragraph-rsid="000d481f" style:font-weight-asian="normal" style:font-weight-complex="normal"/>
    </style:style>
    <style:style style:name="P11" style:family="paragraph" style:parent-style-name="Standard">
      <style:text-properties fo:font-weight="normal" officeooo:rsid="000d6a90" officeooo:paragraph-rsid="000d6a90" style:font-weight-asian="normal" style:font-weight-complex="normal"/>
    </style:style>
    <style:style style:name="P12" style:family="paragraph" style:parent-style-name="Standard" style:list-style-name="L2">
      <style:text-properties fo:font-weight="normal" officeooo:rsid="000d6a90" officeooo:paragraph-rsid="000e1574" style:font-weight-asian="normal" style:font-weight-complex="normal"/>
    </style:style>
    <style:style style:name="P13" style:family="paragraph" style:parent-style-name="Standard">
      <style:text-properties fo:font-weight="normal" officeooo:rsid="000d6a90" officeooo:paragraph-rsid="0010cdbc" style:font-weight-asian="normal" style:font-weight-complex="normal"/>
    </style:style>
    <style:style style:name="P14" style:family="paragraph" style:parent-style-name="Standard" style:list-style-name="L1">
      <style:text-properties officeooo:paragraph-rsid="000c1288"/>
    </style:style>
    <style:style style:name="P15" style:family="paragraph" style:parent-style-name="Standard" style:list-style-name="L1">
      <style:text-properties officeooo:paragraph-rsid="000d481f"/>
    </style:style>
    <style:style style:name="P16" style:family="paragraph" style:parent-style-name="Standard">
      <style:text-properties fo:font-weight="bold" officeooo:rsid="000d481f" officeooo:paragraph-rsid="000d481f" style:font-weight-asian="bold" style:font-weight-complex="bold"/>
    </style:style>
    <style:style style:name="P17" style:family="paragraph" style:parent-style-name="Standard" style:list-style-name="L2">
      <style:text-properties officeooo:paragraph-rsid="000e1574"/>
    </style:style>
    <style:style style:name="P18" style:family="paragraph" style:parent-style-name="Standard" style:list-style-name="L2">
      <style:text-properties officeooo:paragraph-rsid="0010cdbc"/>
    </style:style>
    <style:style style:name="P19" style:family="paragraph" style:parent-style-name="Standard">
      <style:text-properties fo:color="#cc0000" fo:font-weight="normal" officeooo:rsid="00145c11" officeooo:paragraph-rsid="00145c11" style:font-weight-asian="normal" style:font-weight-complex="normal"/>
    </style:style>
    <style:style style:name="P20" style:family="paragraph" style:parent-style-name="Standard">
      <style:text-properties fo:color="#000000" fo:font-weight="normal" officeooo:rsid="0017b930" officeooo:paragraph-rsid="0017b930" style:font-weight-asian="normal" style:font-weight-complex="normal"/>
    </style:style>
    <style:style style:name="P21" style:family="paragraph" style:parent-style-name="Standard">
      <style:text-properties fo:color="#000000" fo:font-weight="normal" officeooo:rsid="001a4f0b" officeooo:paragraph-rsid="001a4f0b" style:font-weight-asian="normal" style:font-weight-complex="normal"/>
    </style:style>
    <style:style style:name="P22" style:family="paragraph" style:parent-style-name="Standard">
      <style:text-properties fo:color="#000000" fo:font-weight="normal" officeooo:rsid="001a82b2" officeooo:paragraph-rsid="001a82b2" style:font-weight-asian="normal" style:font-weight-complex="normal"/>
    </style:style>
    <style:style style:name="P23" style:family="paragraph" style:parent-style-name="Text_20_body">
      <style:text-properties officeooo:rsid="001a82b2" officeooo:paragraph-rsid="001a82b2"/>
    </style:style>
    <style:style style:name="P24" style:family="paragraph" style:parent-style-name="Text_20_body">
      <style:text-properties officeooo:rsid="001a82b2" officeooo:paragraph-rsid="00256980"/>
    </style:style>
    <style:style style:name="P25" style:family="paragraph" style:parent-style-name="Text_20_body">
      <style:text-properties officeooo:rsid="001ae070" officeooo:paragraph-rsid="001bcf2c"/>
    </style:style>
    <style:style style:name="P26" style:family="paragraph" style:parent-style-name="Text_20_body">
      <style:text-properties officeooo:rsid="001ccd9b" officeooo:paragraph-rsid="001f2075"/>
    </style:style>
    <style:style style:name="P27" style:family="paragraph" style:parent-style-name="Text_20_body">
      <style:text-properties officeooo:rsid="001f2075" officeooo:paragraph-rsid="001f2075"/>
    </style:style>
    <style:style style:name="P28" style:family="paragraph" style:parent-style-name="Text_20_body" style:list-style-name="L3">
      <style:text-properties officeooo:rsid="00205dab" officeooo:paragraph-rsid="00205dab"/>
    </style:style>
    <style:style style:name="P29" style:family="paragraph" style:parent-style-name="Text_20_body">
      <style:text-properties officeooo:rsid="00205dab" officeooo:paragraph-rsid="00205dab"/>
    </style:style>
    <style:style style:name="P30" style:family="paragraph" style:parent-style-name="Text_20_body" style:list-style-name="L4">
      <style:text-properties officeooo:paragraph-rsid="00256980"/>
    </style:style>
    <style:style style:name="P31" style:family="paragraph" style:parent-style-name="Text_20_body" style:list-style-name="L4">
      <style:text-properties officeooo:rsid="00256980" officeooo:paragraph-rsid="00256980"/>
    </style:style>
    <style:style style:name="P32" style:family="paragraph" style:parent-style-name="Text_20_body">
      <style:text-properties officeooo:rsid="002c67ed" officeooo:paragraph-rsid="002c67ed"/>
    </style:style>
    <style:style style:name="P33" style:family="paragraph" style:parent-style-name="Text_20_body">
      <style:text-properties fo:font-style="normal" style:text-underline-style="solid" style:text-underline-width="auto" style:text-underline-color="font-color" officeooo:rsid="001ae070" officeooo:paragraph-rsid="002ca06b" style:font-style-asian="normal" style:font-style-complex="normal"/>
    </style:style>
    <style:style style:name="T1" style:family="text">
      <style:text-properties officeooo:rsid="000afc3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fc33" style:font-weight-asian="normal" style:font-weight-complex="normal"/>
    </style:style>
    <style:style style:name="T5" style:family="text">
      <style:text-properties fo:font-weight="normal" officeooo:rsid="000c1288" style:font-weight-asian="normal" style:font-weight-complex="normal"/>
    </style:style>
    <style:style style:name="T6" style:family="text">
      <style:text-properties fo:font-weight="normal" officeooo:rsid="000d6a90" style:font-weight-asian="normal" style:font-weight-complex="normal"/>
    </style:style>
    <style:style style:name="T7" style:family="text">
      <style:text-properties fo:font-weight="normal" officeooo:rsid="000e1574" style:font-weight-asian="normal" style:font-weight-complex="normal"/>
    </style:style>
    <style:style style:name="T8" style:family="text">
      <style:text-properties fo:font-weight="normal" officeooo:rsid="000efea3" style:font-weight-asian="normal" style:font-weight-complex="normal"/>
    </style:style>
    <style:style style:name="T9" style:family="text">
      <style:text-properties fo:font-weight="normal" officeooo:rsid="0010cdbc" style:font-weight-asian="normal" style:font-weight-complex="normal"/>
    </style:style>
    <style:style style:name="T10" style:family="text">
      <style:text-properties fo:font-weight="normal" officeooo:rsid="00136136" style:font-weight-asian="normal" style:font-weight-complex="normal"/>
    </style:style>
    <style:style style:name="T11" style:family="text">
      <style:text-properties fo:font-weight="normal" officeooo:rsid="00145c11"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e1574" style:font-style-asian="italic" style:font-weight-asian="normal" style:font-style-complex="italic" style:font-weight-complex="normal"/>
    </style:style>
    <style:style style:name="T14" style:family="text">
      <style:text-properties fo:font-style="italic" fo:font-weight="normal" officeooo:rsid="0010cdbc" style:font-style-asian="italic" style:font-weight-asian="normal" style:font-style-complex="italic" style:font-weight-complex="normal"/>
    </style:style>
    <style:style style:name="T15" style:family="text">
      <style:text-properties fo:font-style="italic" style:text-underline-style="none" fo:font-weight="normal" officeooo:rsid="000efea3"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1bcf2c" style:font-style-asian="italic" style:font-style-complex="italic"/>
    </style:style>
    <style:style style:name="T18" style:family="text">
      <style:text-properties style:text-underline-style="solid" style:text-underline-width="auto" style:text-underline-color="font-color" fo:font-weight="normal" officeooo:rsid="000d6a90" style:font-weight-asian="normal" style:font-weight-complex="normal"/>
    </style:style>
    <style:style style:name="T19" style:family="text">
      <style:text-properties style:text-underline-style="solid" style:text-underline-width="auto" style:text-underline-color="font-color" fo:font-weight="normal" officeooo:rsid="000efea3" style:font-weight-asian="normal" style:font-weight-complex="normal"/>
    </style:style>
    <style:style style:name="T20" style:family="text">
      <style:text-properties style:text-underline-style="none" fo:font-weight="normal" officeooo:rsid="000efea3" style:font-weight-asian="normal" style:font-weight-complex="normal"/>
    </style:style>
    <style:style style:name="T21" style:family="text">
      <style:text-properties officeooo:rsid="00145c11"/>
    </style:style>
    <style:style style:name="T22" style:family="text">
      <style:text-properties fo:color="#cc0000" fo:font-weight="normal" officeooo:rsid="0012f604" style:font-weight-asian="normal" style:font-weight-complex="normal"/>
    </style:style>
    <style:style style:name="T23" style:family="text">
      <style:text-properties fo:color="#cc0000" fo:font-weight="normal" officeooo:rsid="00145c11" style:font-weight-asian="normal" style:font-weight-complex="normal"/>
    </style:style>
    <style:style style:name="T24" style:family="text">
      <style:text-properties fo:color="#cc0000" fo:font-weight="normal" officeooo:rsid="0015c9e8" style:font-weight-asian="normal" style:font-weight-complex="normal"/>
    </style:style>
    <style:style style:name="T25" style:family="text">
      <style:text-properties fo:color="#cc0000" fo:font-style="italic" fo:font-weight="normal" officeooo:rsid="00145c11" style:font-style-asian="italic" style:font-weight-asian="normal" style:font-style-complex="italic" style:font-weight-complex="normal"/>
    </style:style>
    <style:style style:name="T26" style:family="text">
      <style:text-properties officeooo:rsid="001a82b2"/>
    </style:style>
    <style:style style:name="T27" style:family="text">
      <style:text-properties officeooo:rsid="001af227"/>
    </style:style>
    <style:style style:name="T28" style:family="text">
      <style:text-properties officeooo:rsid="001bcf2c"/>
    </style:style>
    <style:style style:name="T29" style:family="text">
      <style:text-properties fo:font-style="normal" style:font-style-asian="normal" style:font-style-complex="normal"/>
    </style:style>
    <style:style style:name="T30" style:family="text">
      <style:text-properties fo:font-style="normal" officeooo:rsid="0021bea7" style:font-style-asian="normal" style:font-style-complex="normal"/>
    </style:style>
    <style:style style:name="T31" style:family="text">
      <style:text-properties fo:font-style="normal" officeooo:rsid="002aa662" style:font-style-asian="normal" style:font-style-complex="normal"/>
    </style:style>
    <style:style style:name="T32" style:family="text">
      <style:text-properties fo:font-style="normal" officeooo:rsid="002ca06b" style:font-style-asian="normal" style:font-style-complex="normal"/>
    </style:style>
    <style:style style:name="T33" style:family="text">
      <style:text-properties fo:font-style="normal" officeooo:rsid="002e1e44"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officeooo:rsid="002ca06b" style:font-style-asian="normal" style:font-style-complex="normal"/>
    </style:style>
    <style:style style:name="T36" style:family="text">
      <style:text-properties officeooo:rsid="00205dab"/>
    </style:style>
    <style:style style:name="T37" style:family="text">
      <style:text-properties officeooo:rsid="0026e0c8"/>
    </style:style>
    <style:style style:name="T38" style:family="text">
      <style:text-properties officeooo:rsid="002724cd"/>
    </style:style>
    <style:style style:name="T39" style:family="text">
      <style:text-properties officeooo:rsid="0028bfd0"/>
    </style:style>
    <style:style style:name="T40" style:family="text">
      <style:text-properties officeooo:rsid="002ca0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IDS</text:p>
      <text:p text:style-name="P1"/>
      <text:p text:style-name="P1"><text:span text:style-name="T1">Les système de détection d'intrusion (IDS - </text:span><text:span text:style-name="T3">intrusion detection system</text:span><text:span text:style-name="T4">) sont des systèmes permettant de monitorer le réseaux ou un système pour détecter des activités malicieuses. </text:span></text:p>
      <text:p text:style-name="P8">Quand l'IDS détecte un comportement suspect il utilise un système d'alerte pour prévenir l'administrateur (dans notre cas ce sera pour droper la requête). </text:p>
      <text:p text:style-name="P8"/>
      <text:p text:style-name="P3"><text:span text:style-name="T4">I</text:span><text:span text:style-name="T3">l existe deux grand type d'IDS : </text:span></text:p>
      <text:list xml:id="list6728533392279058408" text:style-name="L1">
        <text:list-item>
          <text:p text:style-name="P14"><text:span text:style-name="T5">les HIDS (</text:span><text:span text:style-name="T3">host-based intrusion detection system</text:span><text:span text:style-name="T5">) : permet de monitorer les fonctions internes d'un système.</text:span></text:p>
        </text:list-item>
        <text:list-item>
          <text:p text:style-name="P15"><text:span text:style-name="T5">Les NIDS (</text:span><text:span text:style-name="T3">network intrusion detection systems</text:span><text:span text:style-name="T5">) : permet de monitorer le trafic réseaux entrant. </text:span></text:p>
        </text:list-item>
      </text:list>
      <text:p text:style-name="P9"/>
      <text:p text:style-name="P16">A priori, notre solution se rapprochera plus d'un NIDS.</text:p>
      <text:p text:style-name="P10"/>
      <text:p text:style-name="P11">Il existe également différentes méthodes de détection :</text:p>
      <text:list xml:id="list7321607143222522373" text:style-name="L2">
        <text:list-item>
          <text:p text:style-name="P17"><text:span text:style-name="T18">Par signature</text:span><text:span text:style-name="T6"> (</text:span><text:span text:style-name="T12">signature-based detection</text:span><text:span text:style-name="T6">) : très utilisé dans les antivirus, cette méthode de détection calcule la signature de ce qui est analysé et regarde dans une base de données de signature interdite si elle est présente. Si c'est le cas, on envoi une alerte.</text:span></text:p>
          <text:p text:style-name="P17"><text:span text:style-name="T7">Cette méthode repose donc sur un système de </text:span><text:span text:style-name="T14">black</text:span><text:span text:style-name="T13">list</text:span><text:span text:style-name="T7">.</text:span><text:span text:style-name="T6"> </text:span></text:p>
          <text:p text:style-name="P12"/>
        </text:list-item>
        <text:list-item>
          <text:p text:style-name="P18"><text:span text:style-name="T18">P</text:span><text:span text:style-name="T19">ar détection d'anomalies </text:span><text:span text:style-name="T20">(</text:span><text:span text:style-name="T15">anomaly-based detection</text:span><text:span text:style-name="T20">)</text:span><text:span text:style-name="T8"> : il permet de comparer les requêtes à un modèle et les confronter à des règles. Si les requête dévie du modèle et/ou ne sont pas conforme aux règles définit, elles sont considérés comme malicieuse.</text:span></text:p>
          <text:p text:style-name="P18"><text:span text:style-name="T9">Cette méthode repose donc sur un système</text:span><text:span text:style-name="T8"> </text:span><text:span text:style-name="T7">de </text:span><text:span text:style-name="T13">whitelist</text:span><text:span text:style-name="T7">.</text:span><text:span text:style-name="T6"> </text:span></text:p>
        </text:list-item>
      </text:list>
      <text:p text:style-name="P13"/>
      <text:p text:style-name="P4"><text:span text:style-name="T6">R</text:span><text:span text:style-name="T10">EM</text:span><text:span text:style-name="T3"> :<text:tab/>- </text:span><text:span text:style-name="T11">L</text:span><text:span text:style-name="T3">a plus part des outils utilisant la détection d'anomalies utilise</text:span><text:span text:style-name="T10">nt</text:span><text:span text:style-name="T3"> un système de machine learning que nous n'approfondirons pas - a priori.</text:span></text:p>
      <text:p text:style-name="P5"><text:span text:style-name="T22"><text:tab/>- </text:span><text:span text:style-name="T23">Un IDS qui ne fait pas que envoyer des alertes mais qui possède un système de réponse </text:span><text:span text:style-name="T24">à l'intrusion </text:span><text:span text:style-name="T23">est appelé un </text:span><text:span text:style-name="T25">intrusion prevention system</text:span><text:span text:style-name="T23">.</text:span></text:p>
      <text:p text:style-name="P19"/>
      <text:p text:style-name="P19"/>
      <text:h text:style-name="Heading_20_1" text:outline-level="1"><text:span text:style-name="T21">1- H</text:span>IDS</text:h>
      <text:h text:style-name="Heading_20_1" text:outline-level="1">2- <text:span text:style-name="T21">N</text:span>IDS</text:h>
      <text:p text:style-name="P7">Comme présenté précédemment, les NIDS permettent de <text:span text:style-name="T2">monitorer le trafic réseaux</text:span> et de lever une <text:span text:style-name="T2">alerte</text:span> s'il reconnaît un comportement suspect.</text:p>
      <text:p text:style-name="P7"/>
      <text:p text:style-name="P7">On peut par exemple monitorer tout le flux entrant dans une base de donné ( exemple pris au hasard évidemment ). Il faut cependant faire<text:span text:style-name="T2"> attention au performances (temporelles)</text:span> car le NIDS va créer un <text:span text:style-name="T2">goulot d'étranglement</text:span> qui peut affecter de manière significative le débit du réseaux. </text:p>
      <text:p text:style-name="P7"/>
      <text:p text:style-name="P21">Une limitation du NIDS est que même s'il observe une attaque sur le réseau, il ne peut pas savoir si cette attaque a réussit sur le système visé.</text:p>
      <text:p text:style-name="P21"/>
      <text:p text:style-name="P22"/>
      <text:h text:style-name="Heading_20_1" text:outline-level="1"><text:soft-page-break/>3- Signature-based detection</text:h>
      <text:p text:style-name="P23">Qu'est-ce qu'une signature ?</text:p>
      <text:p text:style-name="P23">Une signature est une empreinte permettant d'identifier certains comportements, trames …</text:p>
      <text:p text:style-name="P24">Dans le cas de l'analyse réseau, une signature est, en générale, composé des éléments suivant : </text:p>
      <text:list xml:id="list3048655798398977095" text:style-name="L4">
        <text:list-item>
          <text:p text:style-name="P30"><text:span text:style-name="T26">les adresses IP source et destination</text:span></text:p>
        </text:list-item>
        <text:list-item>
          <text:p text:style-name="P30"><text:span text:style-name="T26">le protocole utilisé (TCP, UDP, ICMP …)</text:span></text:p>
        </text:list-item>
        <text:list-item>
          <text:p text:style-name="P30"><text:span text:style-name="T26">port destination (le port destination est-t-il &lt; 1024 ?)</text:span></text:p>
        </text:list-item>
        <text:list-item>
          <text:p text:style-name="P30"><text:span text:style-name="T26">les flags TCP (nouvelle connexion ou non)</text:span></text:p>
        </text:list-item>
        <text:list-item>
          <text:p text:style-name="P30"><text:span text:style-name="T26">protocole headers</text:span></text:p>
        </text:list-item>
        <text:list-item>
          <text:p text:style-name="P31"><text:span text:style-name="T37">(</text:span>taille du payload<text:span text:style-name="T37">)</text:span></text:p>
        </text:list-item>
        <text:list-item>
          <text:p text:style-name="P30"><text:span text:style-name="T26">Data (payload)</text:span></text:p>
        </text:list-item>
      </text:list>
      <text:p text:style-name="P23"/>
      <text:h text:style-name="Heading_20_1" text:outline-level="1">Les faux positifs</text:h>
      <text:p text:style-name="P25">D’après une conférence blackhat, les IDS actuelles lèvent de nombreuses alertes dont une partie non négligeable sont des faux positif (ie des requêtes légitimes). <text:span text:style-name="T27">Le travail de filtrage doit ainsi être fait à la main ce qui prend beaucoup de temps, sans compté la perte de confiance. </text:span></text:p>
      <text:p text:style-name="P25"/>
      <text:p text:style-name="P33"><text:span text:style-name="T40">A- Output traffic validation</text:span></text:p>
      <text:p text:style-name="P25"><text:span text:style-name="T28">Une solution présenté à blackhat est de ne pas filtrer que les flux entrant mais également les flux sortant. En effet, quand on attaque un système, cela aura sur lui des effets inattendu. Ainsi, en monitorant le flux sortant, on observera ces comportements suspect et l'IDS pourra alors lever une alerte avec plus de précision. Cette méthode est appelé : </text:span><text:span text:style-name="T17">output traffic validation</text:span><text:span text:style-name="T28">. <text:s text:c="3"/></text:span><text:s/></text:p>
      <text:p text:style-name="P26">Il existe cependant certains problèmes avec le système d'<text:span text:style-name="T16">output traffic validation</text:span><text:span text:style-name="T29">. En effet, chaque application d'un système peut avoir un type d'output différent. De plus, tout les systèmes </text:span><text:span text:style-name="T32">n</text:span><text:span text:style-name="T29">e réagissent pas de la même manière aux attaques. Enfin, il est compliqué de lié flux entrant et flux sortant sans perdre en performance temporelle.</text:span></text:p>
      <text:p text:style-name="P27"><text:span text:style-name="T29">Cette méthode devra donc utiliser le </text:span><text:span text:style-name="T34">détection d'anomalies</text:span><text:span text:style-name="T29"> et pas les signatures en raison du grand nombre de possibilités d'output. </text:span><text:span text:style-name="T30">Le machine learning est grandement utilisé de ce type d'IDS </text:span><text:span text:style-name="T31">ce qui nécessite que l'outil réalise une phase d'apprentissage </text:span><text:span text:style-name="T32">(pour réaliser cet apprentissage on peut utiliser la base de donné </text:span><text:span text:style-name="T35">DARPA 1999</text:span><text:span text:style-name="T32">)</text:span><text:span text:style-name="T30">.</text:span></text:p>
      <text:p text:style-name="P32"><text:span text:style-name="T30">D</text:span><text:span text:style-name="T29">e plus, selon cette méthode, l'IDS n'envoie une alerte que si l'input et l'output </text:span><text:span text:style-name="T33">sont </text:span><text:span text:style-name="T29">suspect</text:span><text:span text:style-name="T33">s</text:span><text:span text:style-name="T29">. Cela peut pos</text:span><text:span text:style-name="T33">er</text:span><text:span text:style-name="T29"> des problèmes dans certains cas comme par exemple s'il n'y a pas de réponse du système (DdoS …). Il faut donc rajouter des </text:span><text:span text:style-name="T33">exceptions.</text:span></text:p>
      <text:p text:style-name="P32"><text:span text:style-name="T29"/></text:p>
      <text:h text:style-name="Heading_20_1" text:outline-level="1"><text:soft-page-break/><text:span text:style-name="T36">Les IDS déjà existant </text:span></text:h>
      <text:list xml:id="list992630293672651575" text:style-name="L3">
        <text:list-item>
          <text:p text:style-name="P28">SURICATA</text:p>
        </text:list-item>
        <text:list-item>
          <text:p text:style-name="P28">POSEIDON (<text:span text:style-name="T39">mot clé : </text:span>machine learning, <text:span text:style-name="T38">unsupervised learning, SOM</text:span>)</text:p>
        </text:list-item>
      </text:list>
      <text:p text:style-name="P29"/>
      <text:p text:style-name="P6"/>
      <text:p text:style-name="P6"/>
      <text:p text:style-name="P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guy </meta:initial-creator>
    <meta:creation-date>2017-02-27T16:28:30.223237066</meta:creation-date>
    <meta:generator>LibreOffice/4.4.6.3$Linux_X86_64 LibreOffice_project/40m0$Build-3</meta:generator>
    <dc:date>2017-02-28T09:31:01.797323583</dc:date>
    <dc:creator>menguy </dc:creator>
    <meta:editing-duration>PT2H19M29S</meta:editing-duration>
    <meta:editing-cycles>38</meta:editing-cycles>
    <meta:document-statistic meta:table-count="0" meta:image-count="0" meta:object-count="0" meta:page-count="3" meta:paragraph-count="41" meta:word-count="722" meta:character-count="4409" meta:non-whitespace-character-count="3727"/>
  </office:meta>
</office:document-meta>
</file>